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fo="urn:oasis:names:tc:opendocument:xmlns:xsl-fo-compatible:1.0" xmlns:office="urn:oasis:names:tc:opendocument:xmlns:office:1.0" xmlns:style="urn:oasis:names:tc:opendocument:xmlns:style:1.0" xmlns:svg="urn:oasis:names:tc:opendocument:xmlns:svg-compatible:1.0" xmlns:text="urn:oasis:names:tc:opendocument:xmlns:text:1.0" office:version="1.3">
  <office:font-face-decls>
    <style:font-face style:font-family-generic="swiss" style:font-pitch="variable" style:name="Arial" svg:font-family="Arial"/>
    <style:font-face style:name="Century Gothic"/>
  </office:font-face-decls>
  <office:automatic-styles>
    <style:style style:family="text" style:name="test_bold">
      <style:text-properties fo:font-weight="bold"/>
    </style:style>
    <style:style style:family="text" style:name="test_font">
      <style:text-properties fo:font-family="Century Gothic"/>
    </style:style>
  </office:automatic-styles>
  <office:body>
    <office:text>
      <text:p text:style-name="Standard">
                <text:span text:style-name="test_bold">
                    <text:span text:style-name="test_font">
                        This text does not appear in bold.
                    </text:span>
                </text:span>
            </text:p>
      <text:p text:style-name="Standard">
                <text:span text:style-name="test_bold">
                    <text:span text:style-name="test_font">
                        This text does appear in bold.
                    </text:span>
                    extra words here
                </text:span>
           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4T18:49:59.712000000</meta:creation-date>
    <dc:date>2023-07-14T18:50:19.942000000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5.4.2$Windows_X86_64 LibreOffice_project/36ccfdc35048b057fd9854c757a8b67ec53977b6</meta:generator>
  </office:meta>
</office:document-meta>
</file>